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gr6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16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1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18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19" style:family="graphic" style:parent-style-name="measure">
      <style:graphic-properties draw:stroke="none" draw:fill="none" fo:min-height="0.472cm"/>
    </style:style>
    <style:style style:name="gr20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1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24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ffffff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width="0.025cm" draw:marker-start-width="0.238cm" draw:marker-end-width="0.238cm" draw:fill="solid" draw:fill-color="#808080" draw:textarea-horizontal-align="justify" draw:textarea-vertical-align="middle" draw:auto-grow-height="false" fo:padding-top="0.138cm" fo:padding-bottom="0.138cm" fo:padding-left="0.263cm" fo:padding-right="0.263cm"/>
    </style:style>
    <style:style style:name="gr28" style:family="graphic" style:parent-style-name="standard">
      <style:graphic-properties svg:stroke-width="0.025cm" draw:marker-start-width="0.2cm" draw:marker-end-width="0.2cm" draw:fill="none" draw:textarea-horizontal-align="center" draw:textarea-vertical-align="middle" fo:padding-top="0.137cm" fo:padding-bottom="0.137cm" fo:padding-left="0.262cm" fo:padding-right="0.262cm"/>
    </style:style>
    <style:style style:name="gr29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0" style:family="graphic" style:parent-style-name="standard">
      <style:graphic-properties draw:stroke="none" svg:stroke-color="#000000" draw:fill="none" draw:fill-color="#ffffff" fo:min-height="4.532cm"/>
    </style:style>
    <style:style style:name="gr31" style:family="graphic" style:parent-style-name="standard">
      <style:graphic-properties draw:stroke="none" svg:stroke-color="#000000" draw:fill="none" draw:fill-color="#ffffff" fo:min-height="2.95cm"/>
    </style:style>
    <style:style style:name="gr32" style:family="graphic" style:parent-style-name="standard">
      <style:graphic-properties draw:stroke="none" svg:stroke-color="#000000" draw:fill="none" draw:fill-color="#ffffff" fo:min-height="2.635cm"/>
    </style:style>
    <style:style style:name="gr33" style:family="graphic" style:parent-style-name="standard">
      <style:graphic-properties draw:stroke="none" svg:stroke-color="#000000" draw:fill="none" draw:fill-color="#ffffff" fo:min-height="2.749cm"/>
    </style:style>
    <style:style style:name="gr34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6" style:family="graphic" style:parent-style-name="standard">
      <style:graphic-properties draw:stroke="none" svg:stroke-color="#000000" draw:fill="none" draw:fill-color="#ffffff" fo:min-height="0.75cm"/>
    </style:style>
    <style:style style:name="gr37" style:family="graphic" style:parent-style-name="standard">
      <style:graphic-properties draw:stroke="none" svg:stroke-color="#000000" draw:fill="none" draw:fill-color="#ffffff" fo:min-height="1.25cm"/>
    </style:style>
    <style:style style:name="gr3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text-properties fo:font-family="Helvetica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family="'Airbus Special'" style:font-pitch="variable" fo:font-size="24pt" style:font-size-asian="24pt" style:font-size-complex="24pt"/>
    </style:style>
    <style:style style:name="P4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family="'Airbus Special'" style:font-pitch="variable"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'Airbus Special'" style:font-pitch="variable"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19" style:family="paragraph">
      <style:text-properties fo:color="#808080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font-size="7pt" style:font-size-asian="7pt" style:font-size-complex="7pt"/>
    </style:style>
    <style:style style:name="P21" style:family="paragraph">
      <style:text-properties fo:font-size="6pt" style:font-size-asian="6pt" style:font-size-complex="6pt"/>
    </style:style>
    <style:style style:name="P22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23" style:family="paragraph">
      <style:paragraph-properties fo:line-height="100%"/>
    </style:style>
    <style:style style:name="P24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5" style:family="paragraph">
      <style:paragraph-properties fo:line-height="100%" fo:text-align="end"/>
    </style:style>
    <style:style style:name="P2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7" style:family="paragraph">
      <style:text-properties fo:font-size="6pt" fo:font-style="italic" style:font-size-asian="6pt" style:font-style-asian="italic" style:font-size-complex="6pt" style:font-style-complex="italic"/>
    </style:style>
    <style:style style:name="P28" style:family="paragraph">
      <style:paragraph-properties fo:text-align="end"/>
    </style:style>
    <style:style style:name="P29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line-height="100%" fo:text-align="start"/>
    </style:style>
    <style:style style:name="P31" style:family="paragraph">
      <style:paragraph-properties fo:line-height="100%" fo:text-align="start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32" style:family="paragraph">
      <style:text-properties fo:font-size="5pt" fo:font-style="italic" style:font-size-asian="5pt" style:font-style-asian="italic" style:font-size-complex="5pt" style:font-style-complex="italic"/>
    </style:style>
    <style:style style:name="P33" style:family="paragraph">
      <style:paragraph-properties fo:line-height="100%" fo:text-align="start"/>
      <style:text-properties fo:font-family="Helvetica" style:font-family-generic="swiss" style:font-pitch="variable" fo:font-size="8.5pt" style:font-family-asian="Helvetica" style:font-family-generic-asian="swiss" style:font-pitch-asian="variable" style:font-size-asian="8.5pt" style:font-family-complex="Helvetica" style:font-family-generic-complex="swiss" style:font-pitch-complex="variable" style:font-size-complex="4.80000019073486pt"/>
    </style:style>
    <style:style style:name="T1" style:family="text">
      <style:text-properties fo:font-family="Helvetica" style:font-family-generic="swiss" style:font-pitch="variable" fo:font-size="10pt" style:font-size-asian="10pt" style:font-size-complex="10pt"/>
    </style:style>
    <style:style style:name="T2" style:family="text">
      <style:text-properties fo:font-family="'Airbus Special'" style:font-pitch="variable" fo:font-size="24pt" style:font-size-asian="24pt" style:font-size-complex="24pt"/>
    </style:style>
    <style:style style:name="T3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Airbus Special'" style:font-pitch="variable" fo:font-size="13pt" style:font-size-asian="13pt" style:font-size-complex="13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8" style:family="text">
      <style:text-properties fo:font-family="'Airbus Special'" style:font-pitch="variable" fo:font-size="9pt" style:font-size-asian="9pt" style:font-size-complex="9pt"/>
    </style:style>
    <style:style style:name="T9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3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4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6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1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20" style:family="text">
      <style:text-properties fo:font-size="6pt" fo:font-style="italic" style:font-size-asian="6pt" style:font-style-asian="italic" style:font-size-complex="6pt" style:font-style-complex="italic"/>
    </style:style>
    <style:style style:name="T21" style:family="text">
      <style:text-properties style:use-window-font-color="true" style:text-outline="false" style:text-line-through-style="none" fo:font-family="Helvetica" style:font-family-generic="swiss" style:font-pitch="variable" fo:font-size="8.80000019073486pt" fo:font-style="normal" fo:text-shadow="none" style:text-underline-style="none" fo:font-weight="normal" style:letter-kerning="true" style:font-family-asian="Helvetica" style:font-family-generic-asian="swiss" style:font-pitch-asian="variable" style:font-size-asian="8.80000019073486pt" style:font-style-asian="normal" style:font-weight-asian="normal" style:font-family-complex="Helvetica" style:font-family-generic-complex="swiss" style:font-pitch-complex="variable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5pt" fo:font-style="italic" style:font-size-asian="5pt" style:font-style-asian="italic" style:font-size-complex="5pt" style:font-style-complex="italic"/>
    </style:style>
    <style:style style:name="T24" style:family="text">
      <style:text-properties fo:font-family="Helvetica" style:font-family-generic="swiss" style:font-pitch="variable" fo:font-size="5pt" fo:font-style="italic" style:font-family-asian="Helvetica" style:font-family-generic-asian="swiss" style:font-pitch-asian="variable" style:font-size-asian="5pt" style:font-style-asian="italic" style:font-family-complex="Helvetica" style:font-family-generic-complex="swiss" style:font-pitch-complex="variable" style:font-size-complex="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45cm" svg:height="0.983cm" svg:x="17.266cm" svg:y="18.217cm">
          <draw:text-box>
            <text:p><text:span text:style-name="T1">PX2 Expansion</text:span></text:p>
            <text:p><text:span text:style-name="T1">Bus System</text:span></text:p>
          </draw:text-box>
        </draw:frame>
        <draw:rect draw:style-name="gr2" draw:text-style-name="P2" draw:layer="layout" svg:width="20cm" svg:height="28.5cm" svg:x="0.5cm" svg:y="0.5cm">
          <text:p/>
        </draw:rect>
        <draw:frame draw:style-name="gr3" draw:text-style-name="P3" draw:layer="layout" svg:width="19.23cm" svg:height="1.534cm" svg:x="1.2cm" svg:y="1.466cm">
          <draw:text-box>
            <text:p><text:span text:style-name="T2">PX2IO – Input / Output and Servo Module</text:span></text:p>
          </draw:text-box>
        </draw:frame>
        <draw:frame draw:style-name="gr3" draw:text-style-name="P4" draw:layer="layout" svg:width="13.007cm" svg:height="0.997cm" svg:x="1.164cm" svg:y="2.588cm">
          <draw:text-box>
            <text:p><text:span text:style-name="T3">QUICK START – HARDWARE VERSION 0.2 DEV</text:span></text:p>
          </draw:text-box>
        </draw:frame>
        <draw:frame draw:style-name="gr3" draw:text-style-name="P5" draw:layer="layout" svg:width="3.385cm" svg:height="0.946cm" svg:x="1.115cm" svg:y="4.054cm">
          <draw:text-box>
            <text:p><text:span text:style-name="T4">Description</text:span></text:p>
          </draw:text-box>
        </draw:frame>
        <draw:frame draw:style-name="gr3" draw:text-style-name="P5" draw:layer="layout" svg:width="2.72cm" svg:height="0.946cm" svg:x="9.28cm" svg:y="4.054cm">
          <draw:text-box>
            <text:p><text:span text:style-name="T4">Features</text:span></text:p>
          </draw:text-box>
        </draw:frame>
        <draw:frame draw:style-name="gr3" draw:text-style-name="P5" draw:layer="layout" svg:width="10.019cm" svg:height="0.946cm" svg:x="1cm" svg:y="9cm">
          <draw:text-box>
            <text:p><text:span text:style-name="T4">Connectors, Jumpers and Dimensions</text:span></text:p>
          </draw:text-box>
        </draw:frame>
        <draw:frame draw:style-name="gr4" draw:text-style-name="P7" draw:layer="layout" svg:width="7.4cm" svg:height="3.5cm" svg:x="1.1cm" svg:y="4.8cm">
          <draw:text-box>
            <text:p text:style-name="P6"><text:span text:style-name="T1">PX2IO is an input/output board providing servo and receiver inputs/outputs. It also provides four solid-state relays and a wide range of additional I/O connectors. The 30-pin expansion bus allows to combine it with other modules to provide additional I/O.</text:span></text:p>
            <text:p text:style-name="P6"><text:span text:style-name="T1"/></text:p>
            <text:p text:style-name="P6"><text:span text:style-name="T5">http://github.com/qgc/hardware</text:span></text:p>
          </draw:text-box>
        </draw:frame>
        <draw:frame draw:style-name="gr5" draw:text-style-name="P10" draw:layer="layout" svg:width="10.7cm" svg:height="4.112cm" svg:x="9.3cm" svg:y="4.8cm">
          <draw:text-box>
            <text:list text:style-name="L1">
              <text:list-item>
                <text:p><text:span text:style-name="T1"><text:s/></text:span><text:span text:style-name="T1">24 Mhz Cortex-M3 I/O multiplexer</text:span></text:p>
              </text:list-item>
              <text:list-item>
                <text:p><text:span text:style-name="T1"><text:s/></text:span><text:span text:style-name="T1">6-18V wide supply in, 5V /</text:span><text:span text:style-name="T6"> 2.25 A</text:span><text:span text:style-name="T1"> and 3.3 V / 1 A supply out</text:span></text:p>
              </text:list-item>
              <text:list-item>
                <text:p text:style-name="P8"><text:span text:style-name="T7"><text:s/></text:span><text:span text:style-name="T7">8x high-speed servo outputs (up to 400 Hz), max. 1 A combined</text:span></text:p>
              </text:list-item>
              <text:list-item>
                <text:p text:style-name="P8"><text:span text:style-name="T7"><text:s/></text:span><text:span text:style-name="T7">PPM sum signal input</text:span></text:p>
              </text:list-item>
              <text:list-item>
                <text:p text:style-name="P8"><text:span text:style-name="T7"><text:s/></text:span><text:span text:style-name="T7">Spektrum receiver input</text:span></text:p>
              </text:list-item>
              <text:list-item>
                <text:p text:style-name="P8"><text:span text:style-name="T7"><text:s/></text:span><text:span text:style-name="T7">S-BUS compatible receiver input</text:span></text:p>
              </text:list-item>
              <text:list-item>
                <text:p text:style-name="P8"><text:span text:style-name="T7"><text:s/></text:span><text:span text:style-name="T7">2x 0-40 V, 1 A solid-state relay (MOSFET)</text:span></text:p>
              </text:list-item>
              <text:list-item>
                <text:p text:style-name="P8"><text:span text:style-name="T6"><text:s/></text:span><text:span text:style-name="T6">2x 5 V, 0.5 A solid-state switched 5 V supply (current-limiting)</text:span></text:p>
              </text:list-item>
              <text:list-item>
                <text:p text:style-name="P9"><text:span text:style-name="T6"><text:s/></text:span><text:span text:style-name="T6">PX2 Expansion bus (PX2FMU: Flight Management Unit)</text:span></text:p>
              </text:list-item>
              <text:list-item>
                <text:p text:style-name="P9"><text:span text:style-name="T1"><text:s/></text:span><text:span text:style-name="T1">50x35x14 mm (1.38x1.97x0.55“), 20g, 30x30 mm mounting</text:span></text:p>
                <text:p text:style-name="P9"><text:span text:style-name="T1"/></text:p>
              </text:list-item>
            </text:list>
          </draw:text-box>
        </draw:frame>
        <draw:line draw:style-name="gr6" draw:text-style-name="P2" draw:layer="layout" svg:x1="1cm" svg:y1="9.8cm" svg:x2="20cm" svg:y2="9.8cm">
          <text:p/>
        </draw:line>
        <draw:frame draw:style-name="gr1" draw:text-style-name="P1" draw:layer="layout" svg:width="3.199cm" svg:height="1.685cm" svg:x="1.193cm" svg:y="12.1cm">
          <draw:text-box>
            <text:p><text:span text:style-name="T1">Status Leds</text:span></text:p>
            <text:p><text:span text:style-name="T1">Green: Power on</text:span></text:p>
            <text:p><text:span text:style-name="T1">Blue: Activity</text:span></text:p>
            <text:p><text:span text:style-name="T1">Amber: Error</text:span></text:p>
          </draw:text-box>
        </draw:frame>
        <draw:g>
          <draw:custom-shape draw:style-name="gr7" draw:text-style-name="P11" draw:layer="layout" svg:width="6.757cm" svg:height="1.199cm" draw:transform="rotate (-1.57079632679579) translate (15.4cm 11.12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64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6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53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42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31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20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0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9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7.4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5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42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3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20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09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98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7.434cm)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335cm" svg:height="1.334cm" svg:x="1.2cm" svg:y="18.368cm">
          <draw:text-box>
            <text:p><text:span text:style-name="T1">High-speed</text:span></text:p>
            <text:p><text:span text:style-name="T1">Servo</text:span></text:p>
            <text:p><text:span text:style-name="T1">Outputs</text:span></text:p>
          </draw:text-box>
        </draw:frame>
        <draw:line draw:style-name="gr6" draw:text-style-name="P2" draw:layer="layout" svg:x1="5.366cm" svg:y1="24.462cm" svg:x2="3.466cm" svg:y2="22.462cm">
          <text:p/>
        </draw:line>
        <draw:line draw:style-name="gr6" draw:text-style-name="P2" draw:layer="layout" svg:x1="3.466cm" svg:y1="22.453cm" svg:x2="1.466cm" svg:y2="22.453cm">
          <text:p/>
        </draw:line>
        <draw:line draw:style-name="gr6" draw:text-style-name="P2" draw:layer="layout" svg:x1="15.5cm" svg:y1="21.287cm" svg:x2="17.466cm" svg:y2="19.202cm">
          <text:p/>
        </draw:line>
        <draw:line draw:style-name="gr6" draw:text-style-name="P2" draw:layer="layout" svg:x1="19.466cm" svg:y1="19.202cm" svg:x2="17.466cm" svg:y2="19.202cm">
          <text:p/>
        </draw:line>
        <draw:frame draw:style-name="gr1" draw:text-style-name="P1" draw:layer="layout" svg:width="2.738cm" svg:height="0.983cm" svg:x="1.2cm" svg:y="21.474cm">
          <draw:text-box>
            <text:p><text:span text:style-name="T7">6-18 V, 2.25 A</text:span></text:p>
            <text:p><text:span text:style-name="T7">Power in</text:span></text:p>
          </draw:text-box>
        </draw:frame>
        <draw:g>
          <draw:rect draw:style-name="gr8" draw:text-style-name="P2" draw:layer="layout" svg:width="10cm" svg:height="7cm" svg:x="5.466cm" svg:y="18.802cm">
            <text:p/>
          </draw:rect>
          <draw:circle draw:style-name="gr9" draw:text-style-name="P2" draw:layer="layout" svg:width="0.42cm" svg:height="0.42cm" svg:x="7.156cm" svg:y="19.092cm">
            <text:p/>
          </draw:circle>
          <draw:circle draw:style-name="gr9" draw:text-style-name="P2" draw:layer="layout" svg:width="0.42cm" svg:height="0.42cm" svg:x="7.156cm" svg:y="25.092cm">
            <text:p/>
          </draw:circle>
          <draw:circle draw:style-name="gr9" draw:text-style-name="P2" draw:layer="layout" svg:width="0.42cm" svg:height="0.42cm" svg:x="13.156cm" svg:y="19.092cm">
            <text:p/>
          </draw:circle>
          <draw:circle draw:style-name="gr9" draw:text-style-name="P2" draw:layer="layout" svg:width="0.42cm" svg:height="0.42cm" svg:x="13.156cm" svg:y="25.092cm">
            <text:p/>
          </draw:circle>
        </draw:g>
        <draw:rect draw:style-name="gr10" draw:text-style-name="P12" draw:layer="layout" svg:width="1.974cm" svg:height="1.973cm" draw:transform="skewX (-0.0005235987755982) translate (9.4cm 15.1cm)" draw:corner-radius="0.2cm">
          <text:p text:style-name="P2"><text:span text:style-name="T8">STM32F1</text:span></text:p>
        </draw:rect>
        <draw:custom-shape draw:style-name="gr11" draw:text-style-name="P11" draw:layer="layout" svg:width="4.2cm" svg:height="1.4cm" draw:transform="rotate (-1.57079632679579) translate (6.966cm 19.502cm)">
          <text:p text:style-name="P2"><text:span text:style-name="T9">SERVOS 1-8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cm" svg:height="0.6cm" svg:x="10.7cm" svg:y="18.9cm">
          <text:p text:style-name="P2"><text:span text:style-name="T9">J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11" draw:layer="layout" svg:width="0.28cm" svg:height="0.909cm" svg:x="8.7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28cm" svg:height="0.408cm" svg:x="8.7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8.3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0.28cm" svg:height="0.408cm" svg:x="8.3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7.91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layout" svg:width="0.28cm" svg:height="0.408cm" svg:x="7.91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1" draw:layer="layout" svg:width="1.418cm" svg:height="0.5cm" svg:x="5.548cm" svg:y="18.902cm">
          <text:p text:style-name="P2"><text:span text:style-name="T9">P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418cm" svg:height="0.842cm" svg:x="5.582cm" svg:y="23.958cm">
          <text:p text:style-name="P2"><text:span text:style-name="T9">PWR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13" draw:layer="measurelines" svg:x1="15.466cm" svg:y1="18.802cm" svg:x2="15.466cm" svg:y2="25.802cm">
          <text:p text:style-name="P13"><text:span text:style-name="T10"><text:measure text:kind="gap"/></text:span><text:span text:style-name="T10">35 mm</text:span></text:p>
        </draw:measure>
        <draw:measure draw:style-name="gr16" draw:text-style-name="P14" draw:layer="measurelines" svg:x1="15.466cm" svg:y1="25.802cm" svg:x2="5.466cm" svg:y2="25.802cm">
          <text:p text:style-name="P14"><text:span text:style-name="T10">50 mm</text:span></text:p>
        </draw:measure>
        <draw:measure draw:style-name="gr17" draw:text-style-name="P14" draw:layer="measurelines" svg:x1="7.366cm" svg:y1="25.302cm" svg:x2="5.466cm" svg:y2="25.302cm">
          <text:p text:style-name="P14"><text:span text:style-name="T10">9.5 mm</text:span></text:p>
        </draw:measure>
        <draw:measure draw:style-name="gr18" draw:text-style-name="P15" draw:layer="measurelines" svg:x1="13.366cm" svg:y1="18.803cm" svg:x2="13.366cm" svg:y2="19.303cm">
          <text:p text:style-name="P15"><text:span text:style-name="T11">2.5 mm</text:span></text:p>
        </draw:measure>
        <draw:frame draw:style-name="gr19" draw:text-style-name="P16" draw:layer="layout" svg:width="0.502cm" svg:height="1.187cm" svg:x="14.36cm" svg:y="17.202cm">
          <draw:text-box>
            <text:p/>
          </draw:text-box>
        </draw:frame>
        <draw:measure draw:style-name="gr20" draw:text-style-name="P14" draw:layer="measurelines" svg:x1="15.466cm" svg:y1="25.302cm" svg:x2="13.381cm" svg:y2="25.302cm">
          <text:p text:style-name="P14"><text:span text:style-name="T10">10.5 mm</text:span></text:p>
        </draw:measure>
        <draw:line draw:style-name="gr21" draw:text-style-name="P2" draw:layer="layout" svg:x1="13.366cm" svg:y1="25.302cm" svg:x2="15.266cm" svg:y2="23.302cm">
          <text:p/>
        </draw:line>
        <draw:frame draw:style-name="gr1" draw:text-style-name="P1" draw:layer="layout" svg:width="2.907cm" svg:height="0.632cm" svg:x="17.266cm" svg:y="22.702cm">
          <draw:text-box>
            <text:p><text:span text:style-name="T12">Ø</text:span><text:span text:style-name="T13"> 2.1 mm (M2)</text:span></text:p>
          </draw:text-box>
        </draw:frame>
        <draw:line draw:style-name="gr22" draw:text-style-name="P2" draw:layer="layout" svg:x1="15.266cm" svg:y1="23.302cm" svg:x2="19.466cm" svg:y2="23.302cm">
          <text:p/>
        </draw:line>
        <draw:custom-shape draw:style-name="gr11" draw:text-style-name="P17" draw:layer="layout" svg:width="4.185cm" svg:height="0.279cm" draw:transform="rotate (-1.57079632679579) translate (5.846cm 19.502cm)">
          <text:p text:style-name="P6"><text:span text:style-name="T14">1 <text:s text:c="64"/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61cm" svg:height="0.262cm" draw:transform="rotate (-1.57079632679579) translate (15.154cm 11.255cm)">
          <text:p text:style-name="P2"><text:span text:style-name="T15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366cm" svg:y1="21.702cm" svg:x2="3.466cm" svg:y2="19.702cm">
          <text:p/>
        </draw:line>
        <draw:line draw:style-name="gr6" draw:text-style-name="P2" draw:layer="layout" svg:x1="3.466cm" svg:y1="19.693cm" svg:x2="1.466cm" svg:y2="19.693cm">
          <text:p/>
        </draw:line>
        <draw:line draw:style-name="gr6" draw:text-style-name="P2" draw:layer="layout" svg:x1="5.366cm" svg:y1="19.156cm" svg:x2="3.466cm" svg:y2="17.156cm">
          <text:p/>
        </draw:line>
        <draw:line draw:style-name="gr6" draw:text-style-name="P2" draw:layer="layout" svg:x1="3.466cm" svg:y1="17.147cm" svg:x2="1.466cm" svg:y2="17.147cm">
          <text:p/>
        </draw:line>
        <draw:frame draw:style-name="gr1" draw:text-style-name="P1" draw:layer="layout" svg:width="3.339cm" svg:height="1.334cm" svg:x="1.2cm" svg:y="15.822cm">
          <draw:text-box>
            <text:p><text:span text:style-name="T1">RC Receiver</text:span></text:p>
            <text:p><text:span text:style-name="T1">PPM sum input or</text:span></text:p>
            <text:p><text:span text:style-name="T1">S-Bus input</text:span></text:p>
          </draw:text-box>
        </draw:frame>
        <draw:g>
          <draw:rect draw:style-name="gr8" draw:text-style-name="P2" draw:layer="layout" svg:width="10cm" svg:height="7cm" svg:x="5.5cm" svg:y="11cm">
            <text:p/>
          </draw:rect>
          <draw:circle draw:style-name="gr9" draw:text-style-name="P2" draw:layer="layout" svg:width="0.42cm" svg:height="0.42cm" svg:x="7.19cm" svg:y="11.29cm">
            <text:p/>
          </draw:circle>
          <draw:circle draw:style-name="gr9" draw:text-style-name="P2" draw:layer="layout" svg:width="0.42cm" svg:height="0.42cm" svg:x="7.19cm" svg:y="17.29cm">
            <text:p/>
          </draw:circle>
          <draw:circle draw:style-name="gr9" draw:text-style-name="P2" draw:layer="layout" svg:width="0.42cm" svg:height="0.42cm" svg:x="13.19cm" svg:y="11.29cm">
            <text:p/>
          </draw:circle>
          <draw:circle draw:style-name="gr9" draw:text-style-name="P2" draw:layer="layout" svg:width="0.42cm" svg:height="0.42cm" svg:x="13.19cm" svg:y="17.29cm">
            <text:p/>
          </draw:circle>
        </draw:g>
        <draw:custom-shape draw:style-name="gr11" draw:text-style-name="P11" draw:layer="layout" svg:width="2.6cm" svg:height="2.1cm" svg:x="8cm" svg:y="23.6cm">
          <text:p text:style-name="P2"><text:span text:style-name="T9">DC-DC</text:span></text:p>
          <text:p text:style-name="P2"><text:span text:style-name="T9">POWER</text:span></text:p>
          <text:p text:style-name="P2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4cm" svg:height="3cm" svg:x="10.7cm" svg:y="21.5cm">
          <text:p text:style-name="P2"><text:span text:style-name="T9">microSD</text:span><text:span text:style-name="T9"><text:line-break/></text:span><text:span text:style-name="T9">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18cm" svg:height="0.676cm" svg:x="5.582cm" svg:y="11.124cm">
          <text:p text:style-name="P2"><text:span text:style-name="T9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18cm" svg:height="0.676cm" svg:x="5.582cm" svg:y="25cm">
          <text:p text:style-name="P2"><text:span text:style-name="T9">V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9" draw:layer="layout" svg:width="4.409cm" svg:height="0.882cm" svg:x="8.4cm" svg:y="13.9cm">
          <draw:text-box>
            <text:p><text:span text:style-name="T16">BOTTOM SIDE</text:span></text:p>
          </draw:text-box>
        </draw:frame>
        <draw:frame draw:style-name="gr3" draw:text-style-name="P19" draw:layer="layout" svg:width="3.114cm" svg:height="0.882cm" svg:x="7.4cm" svg:y="22.418cm">
          <draw:text-box>
            <text:p><text:span text:style-name="T16">TOP SIDE</text:span></text:p>
          </draw:text-box>
        </draw:frame>
        <draw:g>
          <draw:custom-shape draw:style-name="gr24" draw:text-style-name="P2" draw:layer="layout" svg:width="2cm" svg:height="1.5cm" svg:x="10.7cm" svg:y="10.7cm">
            <text:p/>
            <draw:enhanced-geometry svg:viewBox="0 0 21600 21600" draw:path-stretchpoint-x="10800" draw:path-stretchpoint-y="10800" draw:text-areas="?f3 ?f4 ?f5 ?f6" draw:type="round-rectangle" draw:modifiers="3540.03997335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1.941cm" svg:height="0.828cm" svg:x="10.73cm" svg:y="10.67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2.051cm" svg:height="0.141cm" svg:x="10.674cm" svg:y="10.82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2cm" svg:height="1.5cm" svg:x="10.699cm" svg:y="24.602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3540.03997335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1.941cm" svg:height="0.828cm" svg:x="10.719cm" svg:y="25.302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2.051cm" svg:height="0.141cm" svg:x="10.665cm" svg:y="25.823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1" draw:layer="layout" svg:width="2cm" svg:height="0.869cm" draw:transform="rotate (-1.57079632679579) translate (15.369cm 19.3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9cm" svg:height="0.869cm" draw:transform="rotate (-1.57079632679579) translate (15.37cm 21.5cm)">
          <text:p text:style-name="P2"><text:span text:style-name="T9">UART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cm" svg:height="0.869cm" draw:transform="rotate (-1.57079632679579) translate (15.371cm 23.6cm)">
          <text:p text:style-name="P2"><text:span text:style-name="T9">P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19.6cm)">
          <text:p text:style-name="P2"><text:span text:style-name="T9">RL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1.8cm)">
          <text:p text:style-name="P2"><text:span text:style-name="T9">AC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0.7cm)">
          <text:p text:style-name="P2"><text:span text:style-name="T9">RL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2.9cm)">
          <text:p text:style-name="P2"><text:span text:style-name="T9">AC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cm" svg:height="0.6cm" svg:x="9.5cm" svg:y="18.9cm">
          <text:p text:style-name="P2"><text:span text:style-name="T9">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6cm" svg:height="0.61cm" draw:transform="rotate (-1.57079632679579) translate (12.71cm 18.9cm)">
          <text:p text:style-name="P2"><text:span text:style-name="T9">C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.4cm" svg:height="0.51cm" draw:transform="rotate (-1.57079632679579) translate (12.01cm 19.6cm)">
          <text:p text:style-name="P20"><text:span text:style-name="T15">SPEKTRUM</text:span></text:p>
          <text:p text:style-name="P20"><text:span text:style-name="T15">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4cm)">
          <text:p text:style-name="P2"><text:span text:style-name="T9">I2C3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" draw:layer="layout" svg:width="0.893cm" svg:height="0.72cm" draw:transform="rotate (-1.57079632679579) translate (8cm 19.90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7.9cm" svg:y="20.3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7.9cm" svg:y="20.70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328cm" svg:height="0.602cm" draw:transform="rotate (-1.57079632679579) translate (8.5cm 19.672cm)">
            <draw:text-box>
              <text:p><text:span text:style-name="T1">3.3 V</text:span></text:p>
            </draw:text-box>
          </draw:frame>
        </draw:g>
        <draw:g>
          <draw:custom-shape draw:style-name="gr26" draw:text-style-name="P2" draw:layer="layout" svg:width="0.893cm" svg:height="0.72cm" draw:transform="rotate (-1.57079632679579) translate (8cm 21.23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7.9cm" svg:y="21.63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7.9cm" svg:y="22.03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328cm" svg:height="0.602cm" draw:transform="rotate (-1.57079632679579) translate (8.5cm 21cm)">
            <draw:text-box>
              <text:p><text:span text:style-name="T1">5.0 V</text:span></text:p>
            </draw:text-box>
          </draw:frame>
        </draw:g>
        <draw:g>
          <draw:custom-shape draw:style-name="gr26" draw:text-style-name="P2" draw:layer="layout" svg:width="1.692cm" svg:height="0.72cm" draw:transform="rotate (-1.57079632679579) translate (9.6cm 19.9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9.5cm" svg:y="20.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9.5cm" svg:y="20.7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797cm" svg:height="0.602cm" draw:transform="rotate (-1.57079632679579) translate (10.1cm 19.704cm)">
            <draw:text-box>
              <text:p><text:span text:style-name="T1">Volt. Div</text:span></text:p>
            </draw:text-box>
          </draw:frame>
          <draw:custom-shape draw:style-name="gr27" draw:text-style-name="P11" draw:layer="layout" svg:width="-0.512cm" svg:height="-0.302cm" svg:x="9.5cm" svg:y="21.1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9.5cm" svg:y="21.5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1.6cm" svg:height="0.61cm" draw:transform="rotate (-1.57079632679579) translate (6.21cm 11.9cm)">
          <text:p text:style-name="P2"><text:span text:style-name="T9">SAFE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2" draw:layer="layout" svg:x1="5.366cm" svg:y1="12.956cm" svg:x2="3.466cm" svg:y2="10.956cm">
          <text:p/>
        </draw:line>
        <draw:line draw:style-name="gr6" draw:text-style-name="P2" draw:layer="layout" svg:x1="3.466cm" svg:y1="10.947cm" svg:x2="1.466cm" svg:y2="10.947cm">
          <text:p/>
        </draw:line>
        <draw:frame draw:style-name="gr1" draw:text-style-name="P1" draw:layer="layout" svg:width="2.611cm" svg:height="0.983cm" svg:x="1.2cm" svg:y="10.022cm">
          <draw:text-box>
            <text:p><text:span text:style-name="T1">Safety switch</text:span></text:p>
            <text:p><text:span text:style-name="T1">connector</text:span></text:p>
          </draw:text-box>
        </draw:frame>
        <draw:line draw:style-name="gr6" draw:text-style-name="P2" draw:layer="layout" svg:x1="5.366cm" svg:y1="15.756cm" svg:x2="3.466cm" svg:y2="13.756cm">
          <text:p/>
        </draw:line>
        <draw:line draw:style-name="gr6" draw:text-style-name="P2" draw:layer="layout" svg:x1="3.466cm" svg:y1="13.747cm" svg:x2="1.466cm" svg:y2="13.747cm">
          <text:p/>
        </draw:line>
        <draw:frame draw:style-name="gr1" draw:text-style-name="P1" draw:layer="layout" svg:width="3.025cm" svg:height="1.685cm" svg:x="17.266cm" svg:y="16.018cm">
          <draw:text-box>
            <text:p><text:span text:style-name="T1">RL1&amp;2: Solid</text:span></text:p>
            <text:p><text:span text:style-name="T1">state relais</text:span></text:p>
            <text:p><text:span text:style-name="T1">AC1&amp;2: 5 V</text:span></text:p>
            <text:p><text:span text:style-name="T1">switched supply</text:span></text:p>
          </draw:text-box>
        </draw:frame>
        <draw:line draw:style-name="gr6" draw:text-style-name="P2" draw:layer="layout" svg:x1="13.887cm" svg:y1="21.5cm" svg:x2="17.466cm" svg:y2="17.703cm">
          <text:p/>
        </draw:line>
        <draw:line draw:style-name="gr6" draw:text-style-name="P2" draw:layer="layout" svg:x1="19.466cm" svg:y1="17.703cm" svg:x2="17.466cm" svg:y2="17.703cm">
          <text:p/>
        </draw:line>
        <draw:g>
          <draw:frame draw:style-name="gr3" draw:text-style-name="P21" draw:layer="layout" svg:width="0.621cm" svg:height="0.489cm" draw:transform="rotate (1.5707963267946) translate (14.946cm 25.321cm)">
            <draw:text-box>
              <text:p><text:span text:style-name="T17">1</text:span></text:p>
            </draw:text-box>
          </draw:frame>
          <draw:circle draw:style-name="gr28" draw:text-style-name="P2" draw:layer="layout" svg:width="0.281cm" svg:height="0.281cm" svg:x="15.042cm" svg:y="24.867cm">
            <text:p/>
          </draw:circle>
          <draw:circle draw:style-name="gr28" draw:text-style-name="P2" draw:layer="layout" svg:width="0.281cm" svg:height="0.281cm" svg:x="15.043cm" svg:y="24.868cm">
            <text:p/>
          </draw:circle>
        </draw:g>
        <draw:g>
          <draw:frame draw:style-name="gr3" draw:text-style-name="P21" draw:layer="layout" svg:width="0.621cm" svg:height="0.489cm" draw:transform="rotate (1.5707963267946) translate (14.948cm 19.8cm)">
            <draw:text-box>
              <text:p><text:span text:style-name="T17">4</text:span></text:p>
            </draw:text-box>
          </draw:frame>
          <draw:circle draw:style-name="gr28" draw:text-style-name="P2" draw:layer="layout" svg:width="0.281cm" svg:height="0.281cm" svg:x="15.044cm" svg:y="19.346cm">
            <text:p/>
          </draw:circle>
          <draw:circle draw:style-name="gr28" draw:text-style-name="P2" draw:layer="layout" svg:width="0.281cm" svg:height="0.281cm" svg:x="15.045cm" svg:y="19.347cm">
            <text:p/>
          </draw:circle>
        </draw:g>
        <draw:g>
          <draw:frame draw:style-name="gr3" draw:text-style-name="P21" draw:layer="layout" svg:width="0.621cm" svg:height="0.489cm" draw:transform="rotate (1.5707963267946) translate (14.947cm 24.1cm)">
            <draw:text-box>
              <text:p><text:span text:style-name="T17">3</text:span></text:p>
            </draw:text-box>
          </draw:frame>
          <draw:circle draw:style-name="gr28" draw:text-style-name="P2" draw:layer="layout" svg:width="0.281cm" svg:height="0.281cm" svg:x="15.043cm" svg:y="23.646cm">
            <text:p/>
          </draw:circle>
          <draw:circle draw:style-name="gr28" draw:text-style-name="P2" draw:layer="layout" svg:width="0.281cm" svg:height="0.281cm" svg:x="15.044cm" svg:y="23.647cm">
            <text:p/>
          </draw:circle>
        </draw:g>
        <draw:g>
          <draw:frame draw:style-name="gr3" draw:text-style-name="P21" draw:layer="layout" svg:width="0.621cm" svg:height="0.489cm" draw:transform="rotate (1.5707963267946) translate (14.948cm 23.536cm)">
            <draw:text-box>
              <text:p><text:span text:style-name="T17">1</text:span></text:p>
            </draw:text-box>
          </draw:frame>
          <draw:circle draw:style-name="gr28" draw:text-style-name="P2" draw:layer="layout" svg:width="0.281cm" svg:height="0.281cm" svg:x="15.044cm" svg:y="23.082cm">
            <text:p/>
          </draw:circle>
          <draw:circle draw:style-name="gr28" draw:text-style-name="P2" draw:layer="layout" svg:width="0.281cm" svg:height="0.281cm" svg:x="15.045cm" svg:y="23.083cm">
            <text:p/>
          </draw:circle>
        </draw:g>
        <draw:g>
          <draw:frame draw:style-name="gr3" draw:text-style-name="P21" draw:layer="layout" svg:width="0.621cm" svg:height="0.489cm" draw:transform="rotate (1.5707963267946) translate (14.947cm 21.422cm)">
            <draw:text-box>
              <text:p><text:span text:style-name="T17">1</text:span></text:p>
            </draw:text-box>
          </draw:frame>
          <draw:circle draw:style-name="gr28" draw:text-style-name="P2" draw:layer="layout" svg:width="0.281cm" svg:height="0.281cm" svg:x="15.043cm" svg:y="20.968cm">
            <text:p/>
          </draw:circle>
          <draw:circle draw:style-name="gr28" draw:text-style-name="P2" draw:layer="layout" svg:width="0.281cm" svg:height="0.281cm" svg:x="15.044cm" svg:y="20.969cm">
            <text:p/>
          </draw:circle>
        </draw:g>
        <draw:g>
          <draw:frame draw:style-name="gr3" draw:text-style-name="P21" draw:layer="layout" svg:width="0.621cm" svg:height="0.489cm" draw:transform="rotate (1.5707963267946) translate (14.948cm 22cm)">
            <draw:text-box>
              <text:p><text:span text:style-name="T17">4</text:span></text:p>
            </draw:text-box>
          </draw:frame>
          <draw:circle draw:style-name="gr28" draw:text-style-name="P2" draw:layer="layout" svg:width="0.281cm" svg:height="0.281cm" svg:x="15.044cm" svg:y="21.546cm">
            <text:p/>
          </draw:circle>
          <draw:circle draw:style-name="gr28" draw:text-style-name="P2" draw:layer="layout" svg:width="0.281cm" svg:height="0.281cm" svg:x="15.045cm" svg:y="21.547cm">
            <text:p/>
          </draw:circle>
        </draw:g>
      </draw:page>
      <draw:page draw:name="page2" draw:style-name="dp1" draw:master-page-name="Standard">
        <draw:rect draw:style-name="gr2" draw:text-style-name="P2" draw:layer="layout" svg:width="20cm" svg:height="28.5cm" svg:x="0.5cm" svg:y="0.5cm">
          <text:p/>
        </draw:rect>
        <draw:frame draw:style-name="gr3" draw:text-style-name="P5" draw:layer="layout" svg:width="10.171cm" svg:height="0.946cm" svg:x="1.001cm" svg:y="1.001cm">
          <draw:text-box>
            <text:p><text:span text:style-name="T4">Pinout and absolute maximum Ratings</text:span></text:p>
          </draw:text-box>
        </draw:frame>
        <draw:g>
          <draw:g>
            <draw:custom-shape draw:style-name="gr7" draw:text-style-name="P11" draw:layer="layout" svg:width="4.762cm" svg:height="0.845cm" draw:transform="rotate (-1.57079632679579) translate (10.968cm 2.1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1cm" draw:transform="rotate (-1.57079632679579) translate (10.52cm 2.193cm)">
              <text:p text:style-name="P2"><text:span text:style-name="T18">2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22" draw:layer="layout" svg:width="0.261cm" svg:height="0.262cm" draw:transform="rotate (-1.57079632679579) translate (10.834cm 2.193cm)">
              <text:p text:style-name="P2"><text:span text:style-name="T18">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2cm" svg:height="0.261cm" draw:transform="rotate (-1.57079632679579) translate (10.52cm 2.506cm)">
              <text:p text:style-name="P2"><text:span text:style-name="T18">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2cm" svg:height="0.262cm" draw:transform="rotate (-1.57079632679579) translate (10.834cm 2.507cm)">
              <text:p text:style-name="P2"><text:span text:style-name="T18">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1cm" draw:transform="rotate (-1.57079632679579) translate (10.52cm 2.821cm)">
              <text:p text:style-name="P2"><text:span text:style-name="T18">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1cm" draw:transform="rotate (-1.57079632679579) translate (10.52cm 3.135cm)">
              <text:p text:style-name="P2"><text:span text:style-name="T18">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1cm" draw:transform="rotate (-1.57079632679579) translate (10.52cm 3.449cm)">
              <text:p text:style-name="P2"><text:span text:style-name="T18">1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2cm" svg:height="0.261cm" draw:transform="rotate (-1.57079632679579) translate (10.52cm 3.762cm)">
              <text:p text:style-name="P2"><text:span text:style-name="T18">1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1cm" draw:transform="rotate (-1.57079632679579) translate (10.52cm 4.076cm)">
              <text:p text:style-name="P2"><text:span text:style-name="T18">1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1cm" draw:transform="rotate (-1.57079632679579) translate (10.52cm 4.39cm)">
              <text:p text:style-name="P2"><text:span text:style-name="T18">1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1cm" draw:transform="rotate (-1.57079632679579) translate (10.52cm 4.705cm)">
              <text:p text:style-name="P2"><text:span text:style-name="T18">1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1cm" draw:transform="rotate (-1.57079632679579) translate (10.52cm 5.018cm)">
              <text:p text:style-name="P2"><text:span text:style-name="T18">2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1cm" draw:transform="rotate (-1.57079632679579) translate (10.52cm 5.333cm)">
              <text:p text:style-name="P2"><text:span text:style-name="T18">2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1cm" draw:transform="rotate (-1.57079632679579) translate (10.52cm 5.646cm)">
              <text:p text:style-name="P2"><text:span text:style-name="T18">2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1cm" draw:transform="rotate (-1.57079632679579) translate (10.52cm 5.96cm)">
              <text:p text:style-name="P2"><text:span text:style-name="T18">2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2cm" svg:height="0.261cm" draw:transform="rotate (-1.57079632679579) translate (10.52cm 6.273cm)">
              <text:p text:style-name="P2"><text:span text:style-name="T18">2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1cm" draw:transform="rotate (-1.57079632679579) translate (10.52cm 6.588cm)">
              <text:p text:style-name="P2"><text:span text:style-name="T18">3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2cm" draw:transform="rotate (-1.57079632679579) translate (10.834cm 2.821cm)">
              <text:p text:style-name="P2"><text:span text:style-name="T18">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2cm" draw:transform="rotate (-1.57079632679579) translate (10.834cm 3.135cm)">
              <text:p text:style-name="P2"><text:span text:style-name="T18">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2cm" draw:transform="rotate (-1.57079632679579) translate (10.834cm 3.449cm)">
              <text:p text:style-name="P2"><text:span text:style-name="T18">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2cm" draw:transform="rotate (-1.57079632679579) translate (10.834cm 3.764cm)">
              <text:p text:style-name="P2"><text:span text:style-name="T18">1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2cm" draw:transform="rotate (-1.57079632679579) translate (10.834cm 4.076cm)">
              <text:p text:style-name="P2"><text:span text:style-name="T18">1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2cm" svg:height="0.262cm" draw:transform="rotate (-1.57079632679579) translate (10.834cm 4.39cm)">
              <text:p text:style-name="P2"><text:span text:style-name="T18">1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2cm" draw:transform="rotate (-1.57079632679579) translate (10.834cm 4.705cm)">
              <text:p text:style-name="P2"><text:span text:style-name="T18">1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2cm" draw:transform="rotate (-1.57079632679579) translate (10.834cm 5.018cm)">
              <text:p text:style-name="P2"><text:span text:style-name="T18">1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2cm" draw:transform="rotate (-1.57079632679579) translate (10.834cm 5.333cm)">
              <text:p text:style-name="P2"><text:span text:style-name="T18">2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cm" svg:height="0.262cm" draw:transform="rotate (-1.57079632679579) translate (10.834cm 5.647cm)">
              <text:p text:style-name="P2"><text:span text:style-name="T18">2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2cm" draw:transform="rotate (-1.57079632679579) translate (10.834cm 5.96cm)">
              <text:p text:style-name="P2"><text:span text:style-name="T18">2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2cm" svg:height="0.262cm" draw:transform="rotate (-1.57079632679579) translate (10.834cm 6.274cm)">
              <text:p text:style-name="P2"><text:span text:style-name="T18">2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261cm" svg:height="0.262cm" draw:transform="rotate (-1.57079632679579) translate (10.834cm 6.588cm)">
              <text:p text:style-name="P2"><text:span text:style-name="T18">29</text:span></text:p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24" draw:layer="layout" svg:width="3.104cm" svg:height="4.886cm" svg:x="11.097cm" svg:y="2.115cm">
            <draw:text-box>
              <text:p text:style-name="P23"><text:span text:style-name="T19">VDD_5V</text:span></text:p>
              <text:p text:style-name="P23"><text:span text:style-name="T19">GND</text:span></text:p>
              <text:p text:style-name="P23"><text:span text:style-name="T19">CAN2_TX</text:span></text:p>
              <text:p text:style-name="P23"><text:span text:style-name="T19">USART1_TX_EXT</text:span></text:p>
              <text:p text:style-name="P23"><text:span text:style-name="T19">I2C3_SCL</text:span></text:p>
              <text:p text:style-name="P23"><text:span text:style-name="T19">SPI3_SCK</text:span></text:p>
              <text:p text:style-name="P23"><text:span text:style-name="T19">SPI3_MISO</text:span></text:p>
              <text:p text:style-name="P23"><text:span text:style-name="T19">UART5_TX</text:span></text:p>
              <text:p text:style-name="P23"><text:span text:style-name="T19">I2C2_SCL</text:span></text:p>
              <text:p text:style-name="P23"><text:span text:style-name="T19">USART2_CTS</text:span></text:p>
              <text:p text:style-name="P23"><text:span text:style-name="T19">USART2_TX</text:span></text:p>
              <text:p text:style-name="P23"><text:span text:style-name="T19">PPM_INPUT</text:span></text:p>
              <text:p text:style-name="P23"><text:span text:style-name="T19">GPIO_EXT2</text:span></text:p>
              <text:p text:style-name="P23"><text:span text:style-name="T19">GND</text:span></text:p>
              <text:p text:style-name="P23"><text:span text:style-name="T19">ADC123_IN12</text:span></text:p>
            </draw:text-box>
          </draw:frame>
          <draw:frame draw:style-name="gr30" draw:text-style-name="P26" draw:layer="layout" svg:width="3.5cm" svg:height="4.886cm" svg:x="6.523cm" svg:y="2.115cm">
            <draw:text-box>
              <text:p text:style-name="P25"><text:span text:style-name="T19">VDD_5V</text:span></text:p>
              <text:p text:style-name="P25"><text:span text:style-name="T19">GND</text:span></text:p>
              <text:p text:style-name="P25"><text:span text:style-name="T19">CAN2_RX</text:span></text:p>
              <text:p text:style-name="P25"><text:span text:style-name="T19">USART1_RX_EXT</text:span></text:p>
              <text:p text:style-name="P25"><text:span text:style-name="T19">I2C3_SDA</text:span></text:p>
              <text:p text:style-name="P25"><text:span text:style-name="T19">SPI3_MOSI</text:span></text:p>
              <text:p text:style-name="P25"><text:span text:style-name="T19">SPI3_NSS</text:span></text:p>
              <text:p text:style-name="P25"><text:span text:style-name="T19">UART5_RX</text:span></text:p>
              <text:p text:style-name="P25"><text:span text:style-name="T19">I2C2_SDA</text:span></text:p>
              <text:p text:style-name="P25"><text:span text:style-name="T19">USART2_RTS</text:span></text:p>
              <text:p text:style-name="P25"><text:span text:style-name="T19">USART2_RX</text:span></text:p>
              <text:p text:style-name="P25"><text:span text:style-name="T19">GPIO_EXT1</text:span></text:p>
              <text:p text:style-name="P25"><text:span text:style-name="T19">PC8</text:span></text:p>
              <text:p text:style-name="P25"><text:span text:style-name="T19">ADC123_IN11</text:span></text:p>
              <text:p text:style-name="P25"><text:span text:style-name="T19">ADC123_IN13</text:span></text:p>
            </draw:text-box>
          </draw:frame>
        </draw:g>
        <draw:line draw:style-name="gr6" draw:text-style-name="P2" draw:layer="layout" svg:x1="1.001cm" svg:y1="1.801cm" svg:x2="20.001cm" svg:y2="1.801cm">
          <text:p/>
        </draw:line>
        <draw:frame draw:style-name="gr31" draw:text-style-name="P10" draw:layer="layout" svg:width="4.7cm" svg:height="4.463cm" svg:x="1.001cm" svg:y="1.901cm">
          <draw:text-box>
            <text:list text:style-name="L1">
              <text:list-item>
                <text:p text:style-name="P9"><text:span text:style-name="T1"><text:s/></text:span><text:span text:style-name="T1">Input: 6-18 V, max current: 2.5 A</text:span></text:p>
              </text:list-item>
              <text:list-item>
                <text:p text:style-name="P9"><text:span text:style-name="T1"><text:s/></text:span><text:span text:style-name="T1">Accessory outputs: 5 V, 0.5 A current limited each</text:span></text:p>
              </text:list-item>
              <text:list-item>
                <text:p text:style-name="P9"><text:span text:style-name="T1"><text:s/></text:span><text:span text:style-name="T1">Peripherals output: 3.3 V, 0.5 A current limited</text:span></text:p>
              </text:list-item>
              <text:list-item>
                <text:p text:style-name="P9"><text:span text:style-name="T1"><text:s/></text:span><text:span text:style-name="T1">Servo Output: 5V, 1.0 A current limited</text:span></text:p>
              </text:list-item>
              <text:list-item>
                <text:p text:style-name="P9"><text:span text:style-name="T1"><text:s/></text:span><text:span text:style-name="T1">Do NOT connect a 6 V servo system without REMOVING diode D1 before</text:span></text:p>
              </text:list-item>
            </text:list>
          </draw:text-box>
        </draw:frame>
        <draw:frame draw:style-name="gr3" draw:text-style-name="P27" draw:layer="layout" svg:width="5.116cm" svg:height="0.489cm" svg:x="8.101cm" svg:y="6.937cm">
          <draw:text-box>
            <text:p><text:span text:style-name="T20">Mates 2 mm header: 3M ''9532230-2000-AR-PR''</text:span></text:p>
          </draw:text-box>
        </draw:frame>
        <draw:frame draw:style-name="gr3" draw:text-style-name="P27" draw:layer="layout" svg:width="3.106cm" svg:height="0.727cm" svg:x="16.902cm" svg:y="6.237cm">
          <draw:text-box>
            <text:p><text:span text:style-name="T20">Back side of PCB</text:span></text:p>
            <text:p><text:span text:style-name="T20">Mates standard servo plugs</text:span></text:p>
          </draw:text-box>
        </draw:frame>
        <draw:g>
          <draw:custom-shape draw:style-name="gr11" draw:text-style-name="P11" draw:layer="layout" svg:width="2.633cm" svg:height="0.909cm" draw:transform="rotate (-1.57079632679579) translate (19.71cm 2.084cm)">
            <text:p text:style-name="P2"><text:span text:style-name="T9">SERVOS 1-8</text:span></text:p>
            <draw:enhanced-geometry svg:viewBox="0 0 21600 21600" draw:type="rectangle" draw:enhanced-path="M 0 0 L 21600 0 21600 21600 0 21600 0 0 Z N"/>
          </draw:custom-shape>
          <draw:frame draw:style-name="gr32" draw:text-style-name="P26" draw:layer="layout" svg:width="2.301cm" svg:height="2.885cm" svg:x="16.5cm" svg:y="2.115cm">
            <draw:text-box>
              <text:p text:style-name="P25"><text:span text:style-name="T19">SERVO 1</text:span></text:p>
              <text:p text:style-name="P28"><text:span text:style-name="T21">SERVO 2</text:span></text:p>
              <text:p text:style-name="P28"><text:span text:style-name="T21">SERVO 3</text:span></text:p>
              <text:p text:style-name="P28"><text:span text:style-name="T21">SERVO 4</text:span></text:p>
              <text:p text:style-name="P28"><text:span text:style-name="T21">SERVO 5</text:span></text:p>
              <text:p text:style-name="P28"><text:span text:style-name="T21">SERVO 6</text:span></text:p>
              <text:p text:style-name="P28"><text:span text:style-name="T21">SERVO 7</text:span></text:p>
              <text:p text:style-name="P28"><text:span text:style-name="T21">SERVO 8</text:span></text:p>
            </draw:text-box>
          </draw:frame>
          <draw:custom-shape draw:style-name="gr11" draw:text-style-name="P17" draw:layer="layout" svg:width="2.609cm" svg:height="0.279cm" draw:transform="rotate (-1.57079632679579) translate (19.081cm 2.085cm)">
            <text:p text:style-name="P6"><text:span text:style-name="T14">1 <text:s text:c="36"/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5" draw:layer="layout" svg:width="10.908cm" svg:height="0.946cm" svg:x="1cm" svg:y="21.801cm">
          <draw:text-box>
            <text:p><text:span text:style-name="T4">Contact, Copyleft and further Information</text:span></text:p>
          </draw:text-box>
        </draw:frame>
        <draw:line draw:style-name="gr6" draw:text-style-name="P2" draw:layer="layout" svg:x1="1cm" svg:y1="22.601cm" svg:x2="20cm" svg:y2="22.601cm">
          <text:p/>
        </draw:line>
        <draw:frame draw:style-name="gr33" draw:text-style-name="P29" draw:layer="layout" svg:width="18.9cm" svg:height="5.516cm" svg:x="1.1cm" svg:y="22.801cm">
          <draw:text-box>
            <text:p text:style-name="P6"><text:span text:style-name="T9">PX2FMU is an open hardware design, following the XXX open hardware license. You can do XXX with it. PX2FMU was created by XXX. The XXX project contributed XXX.</text:span></text:p>
            <text:p text:style-name="P6"><text:span text:style-name="T9"/></text:p>
            <text:p text:style-name="P6"><text:span text:style-name="T9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 text:style-name="P6"><text:span text:style-name="T9"/></text:p>
            <text:p text:style-name="P6"><text:span text:style-name="T9"/></text:p>
            <text:p text:style-name="P6"><text:span text:style-name="T9">Further information is available here:</text:span></text:p>
            <text:p text:style-name="P6"><text:span text:style-name="T9"/></text:p>
            <text:list text:style-name="L1">
              <text:list-item>
                <text:p text:style-name="P6"><text:span text:style-name="T9"><text:s/></text:span><text:span text:style-name="T9">PX2FMU website</text:span></text:p>
              </text:list-item>
              <text:list-item>
                <text:p text:style-name="P6"><text:span text:style-name="T9"><text:s/></text:span><text:span text:style-name="T9">Appropriate mailing list 1</text:span></text:p>
              </text:list-item>
              <text:list-item>
                <text:p text:style-name="P6"><text:span text:style-name="T9"><text:s/></text:span><text:span text:style-name="T9">Appropriate community 1</text:span></text:p>
              </text:list-item>
            </text:list>
          </draw:text-box>
        </draw:frame>
        <draw:frame draw:style-name="gr3" draw:text-style-name="P5" draw:layer="layout" svg:width="12.309cm" svg:height="0.946cm" svg:x="1cm" svg:y="19.301cm">
          <draw:text-box>
            <text:p><text:span text:style-name="T4">Upgrading Firmware / Developing Custom Code</text:span></text:p>
          </draw:text-box>
        </draw:frame>
        <draw:line draw:style-name="gr6" draw:text-style-name="P2" draw:layer="layout" svg:x1="1cm" svg:y1="20.101cm" svg:x2="20cm" svg:y2="20.101cm">
          <text:p/>
        </draw:line>
        <draw:frame draw:style-name="gr33" draw:text-style-name="P29" draw:layer="layout" svg:width="18.9cm" svg:height="2.999cm" svg:x="1.1cm" svg:y="20.301cm">
          <draw:text-box>
            <text:p text:style-name="P6"><text:span text:style-name="T9">PX2IO is designed as failsafe board with a stable codebase. It's code is automatically updated by a connected PX2FMU board if necessary. Building custom firmware is only recommended for very advanced users.</text:span></text:p>
            <text:p text:style-name="P6"><text:span text:style-name="T9">To develop custom code, follow the PX2FMU toolchain guide at: </text:span><text:span text:style-name="T22">http://www.example.com/developers_guide</text:span></text:p>
          </draw:text-box>
        </draw:frame>
        <draw:custom-shape draw:style-name="gr34" draw:text-style-name="P22" draw:layer="layout" svg:width="0.171cm" svg:height="2.862cm" draw:transform="rotate (-1.57079632679579) translate (20cm 6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9" draw:text-style-name="P22" draw:layer="layout" svg:width="0.261cm" svg:height="0.262cm" draw:transform="rotate (-1.57079632679579) translate (17.5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0.262cm" svg:height="0.262cm" draw:transform="rotate (-1.57079632679579) translate (17.5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0.261cm" svg:height="0.262cm" draw:transform="rotate (-1.57079632679579) translate (17.5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1.086cm" svg:height="0.409cm" draw:transform="rotate (-1.57079632679579) translate (17.572cm 5cm)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4" draw:layer="layout" svg:width="2.004cm" svg:height="1.178cm" svg:x="18.496cm" svg:y="5cm">
          <draw:text-box>
            <text:p text:style-name="P23"><text:span text:style-name="T19">SIGNAL</text:span></text:p>
            <text:p text:style-name="P23"><text:span text:style-name="T19">VCC 5 V</text:span></text:p>
            <text:p text:style-name="P23"><text:span text:style-name="T19">GND</text:span></text:p>
          </draw:text-box>
        </draw:frame>
        <draw:g>
          <draw:custom-shape draw:style-name="gr29" draw:text-style-name="P22" draw:layer="layout" svg:width="0.261cm" svg:height="0.262cm" draw:transform="rotate (-1.57079632679579) translate (18.001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0.262cm" svg:height="0.262cm" draw:transform="rotate (-1.57079632679579) translate (18.001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0.261cm" svg:height="0.262cm" draw:transform="rotate (-1.57079632679579) translate (18.001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1.086cm" svg:height="0.409cm" draw:transform="rotate (-1.57079632679579) translate (18.073cm 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22" draw:layer="layout" svg:width="0.261cm" svg:height="0.262cm" draw:transform="rotate (-1.57079632679579) translate (18.501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0.262cm" svg:height="0.262cm" draw:transform="rotate (-1.57079632679579) translate (18.501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0.261cm" svg:height="0.262cm" draw:transform="rotate (-1.57079632679579) translate (18.501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1.086cm" svg:height="0.409cm" draw:transform="rotate (-1.57079632679579) translate (18.573cm 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1.5cm" svg:height="0.869cm" draw:transform="rotate (-1.57079632679579) translate (2.1cm 9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2.2cm" svg:y="9cm">
          <draw:text-box>
            <text:p><text:span text:style-name="T21">4 - GND</text:span></text:p>
            <text:p><text:span text:style-name="T21">3 - RX</text:span></text:p>
            <text:p><text:span text:style-name="T21">2 - TX</text:span></text:p>
            <text:p text:style-name="P30"><text:span text:style-name="T21">1 - VCC_3V3</text:span></text:p>
          </draw:text-box>
        </draw:frame>
        <draw:custom-shape draw:style-name="gr11" draw:text-style-name="P11" draw:layer="layout" svg:width="1.5cm" svg:height="0.869cm" draw:transform="rotate (-1.57079632679579) translate (2.101cm 10.9cm)">
          <text:p text:style-name="P2"><text:span text:style-name="T9">UA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261cm" svg:height="0.262cm" draw:transform="rotate (-1.57079632679579) translate (10.834cm 2.194cm)">
          <text:p text:style-name="P2"><text:span text:style-name="T18">1</text:span></text:p>
          <draw:enhanced-geometry svg:viewBox="0 0 21600 21600" draw:type="rectangle" draw:enhanced-path="M 0 0 L 21600 0 21600 21600 0 21600 0 0 Z N"/>
        </draw:custom-shape>
        <draw:frame draw:style-name="gr3" draw:text-style-name="P32" draw:layer="layout" svg:width="3.575cm" svg:height="1.445cm" svg:x="1cm" svg:y="14.4cm">
          <draw:text-box>
            <text:p><text:span text:style-name="T23">Mates 4 pos Molex PicoBlade housings</text:span></text:p>
            <text:p><text:span text:style-name="T23">Part # 51021-0400</text:span></text:p>
            <text:p><text:span text:style-name="T23">Crimp terminals</text:span></text:p>
            <text:p><text:span text:style-name="T23">Part # 50058-8000 (for AWG 28 wire)</text:span></text:p>
            <text:p><text:span text:style-name="T23">Crimp tool</text:span></text:p>
            <text:p><text:span text:style-name="T23">Part # 0638190400</text:span></text:p>
          </draw:text-box>
        </draw:frame>
        <draw:frame draw:style-name="gr37" draw:text-style-name="P31" draw:layer="layout" svg:width="2.8cm" svg:height="1.5cm" svg:x="2.2cm" svg:y="10.9cm">
          <draw:text-box>
            <text:p><text:span text:style-name="T21">4 - GND</text:span></text:p>
            <text:p><text:span text:style-name="T21">3 - RX</text:span></text:p>
            <text:p><text:span text:style-name="T21">2 - TX</text:span></text:p>
            <text:p text:style-name="P30"><text:span text:style-name="T21">1 - VCC_3V3</text:span></text:p>
          </draw:text-box>
        </draw:frame>
        <draw:custom-shape draw:style-name="gr11" draw:text-style-name="P11" draw:layer="layout" svg:width="1cm" svg:height="0.869cm" draw:transform="rotate (-1.57079632679579) translate (6.969cm 9cm)">
          <text:p text:style-name="P2"><text:span text:style-name="T9">P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7.068cm" svg:y="8.9cm">
          <draw:text-box>
            <text:p><text:span text:style-name="T21">3 - GND</text:span></text:p>
            <text:p><text:span text:style-name="T21">2 - SIGNAL</text:span></text:p>
            <text:p text:style-name="P30"><text:span text:style-name="T21">1 - VDD_5V</text:span></text:p>
          </draw:text-box>
        </draw:frame>
        <draw:frame draw:style-name="gr3" draw:text-style-name="P32" draw:layer="layout" svg:width="3.575cm" svg:height="1.445cm" svg:x="5.849cm" svg:y="12.1cm">
          <draw:text-box>
            <text:p><text:span text:style-name="T23">Mates 3 pos Molex PicoBlade housings</text:span></text:p>
            <text:p><text:span text:style-name="T23">Part # 51021-0300</text:span></text:p>
            <text:p><text:span text:style-name="T23">Crimp terminals</text:span></text:p>
            <text:p><text:span text:style-name="T23">Part # 50058-8000 (for AWG 28 wire)</text:span></text:p>
            <text:p><text:span text:style-name="T23">Crimp tool</text:span></text:p>
            <text:p><text:span text:style-name="T23">Part # 0638190400</text:span></text:p>
          </draw:text-box>
        </draw:frame>
        <draw:custom-shape draw:style-name="gr11" draw:text-style-name="P11" draw:layer="layout" svg:width="1cm" svg:height="0.869cm" draw:transform="rotate (-1.57079632679579) translate (6.969cm 10.9cm)">
          <text:p text:style-name="P2"><text:span text:style-name="T9">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7.068cm" svg:y="10.8cm">
          <draw:text-box>
            <text:p><text:span text:style-name="T21">3 - GND</text:span></text:p>
            <text:p><text:span text:style-name="T21">2 - RX</text:span></text:p>
            <text:p text:style-name="P30"><text:span text:style-name="T21">1 - TX</text:span></text:p>
          </draw:text-box>
        </draw:frame>
        <draw:frame draw:style-name="gr3" draw:text-style-name="P32" draw:layer="layout" svg:width="3.939cm" svg:height="1.047cm" svg:x="15.648cm" svg:y="12.6cm">
          <draw:text-box>
            <text:p><text:span text:style-name="T23">Mates 4 pos JST ZH housings</text:span></text:p>
            <text:p><text:span text:style-name="T23">Part # ZHR-4</text:span></text:p>
            <text:p><text:span text:style-name="T23">Crimp terminals</text:span></text:p>
            <text:p><text:span text:style-name="T23">Part # SZH-002T-P0.5 (for AWG 28-26 wire)</text:span></text:p>
          </draw:text-box>
        </draw:frame>
        <draw:custom-shape draw:style-name="gr11" draw:text-style-name="P11" draw:layer="layout" svg:width="1.5cm" svg:height="0.869cm" draw:transform="rotate (-1.57079632679579) translate (16.801cm 10.9cm)">
          <text:p text:style-name="P2"><text:span text:style-name="T9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16.9cm" svg:y="10.9cm">
          <draw:text-box>
            <text:p><text:span text:style-name="T21">4 - GND</text:span></text:p>
            <text:p><text:span text:style-name="T21">3 - CAN RX</text:span></text:p>
            <text:p><text:span text:style-name="T21">2 - CAN TX</text:span></text:p>
            <text:p text:style-name="P30"><text:span text:style-name="T21">1 - CAN_VCC</text:span></text:p>
          </draw:text-box>
        </draw:frame>
        <draw:custom-shape draw:style-name="gr11" draw:text-style-name="P11" draw:layer="layout" svg:width="0.716cm" svg:height="0.869cm" draw:transform="rotate (-1.57079632679579) translate (16.769cm 8.984cm)">
          <text:p text:style-name="P2"><text:span text:style-name="T9">B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3" draw:layer="layout" svg:width="3.232cm" svg:height="1cm" svg:x="16.868cm" svg:y="8.9cm">
          <draw:text-box>
            <text:p><text:span text:style-name="T21">2 - GND</text:span></text:p>
            <text:p text:style-name="P30"><text:span text:style-name="T21">1 - VBAT (6-18V)</text:span></text:p>
          </draw:text-box>
        </draw:frame>
        <draw:frame draw:style-name="gr3" draw:text-style-name="P32" draw:layer="layout" svg:width="4.028cm" svg:height="0.963cm" svg:x="15.625cm" svg:y="9.701cm">
          <draw:text-box>
            <text:p><text:span text:style-name="T24">Mates 2 pos JST PA housings</text:span></text:p>
            <text:p><text:span text:style-name="T24">Part # PAP-02V-S(P)</text:span></text:p>
            <text:p><text:span text:style-name="T24">Crimp terminals</text:span></text:p>
            <text:p><text:span text:style-name="T24">Part# SPHD-001T-P0.5 (for AWG 22-26 wire)</text:span></text:p>
          </draw:text-box>
        </draw:frame>
        <draw:custom-shape draw:style-name="gr11" draw:text-style-name="P11" draw:layer="layout" svg:width="1.5cm" svg:height="0.869cm" draw:transform="rotate (-1.57079632679579) translate (2.101cm 12.8cm)">
          <text:p text:style-name="P2"><text:span text:style-name="T9">I2C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2.2cm" svg:y="12.8cm">
          <draw:text-box>
            <text:p><text:span text:style-name="T21">4 - GND</text:span></text:p>
            <text:p><text:span text:style-name="T21">3 - RX</text:span></text:p>
            <text:p><text:span text:style-name="T21">2 - TX</text:span></text:p>
            <text:p text:style-name="P30"><text:span text:style-name="T21">1 - VCC_3V3</text:span></text:p>
          </draw:text-box>
        </draw:frame>
        <draw:frame draw:style-name="gr3" draw:text-style-name="P27" draw:layer="layout" svg:width="12.427cm" svg:height="0.489cm" svg:x="1cm" svg:y="8.4cm">
          <draw:text-box>
            <text:p><text:span text:style-name="T20">All connectors are oriented the same way as shown in the overview picture. Check the pin 1 markings in the overview if unsure.</text:span></text:p>
          </draw:text-box>
        </draw:frame>
        <draw:custom-shape draw:style-name="gr11" draw:text-style-name="P11" draw:layer="layout" svg:width="0.716cm" svg:height="0.869cm" draw:transform="rotate (-1.57079632679579) translate (12.169cm 8.984cm)">
          <text:p text:style-name="P2"><text:span text:style-name="T9">R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2.032cm" svg:height="0.869cm" svg:x="12.268cm" svg:y="8.9cm">
          <draw:text-box>
            <text:p><text:span text:style-name="T21">2 - OUT</text:span></text:p>
            <text:p text:style-name="P30"><text:span text:style-name="T21">1 - IN</text:span></text:p>
          </draw:text-box>
        </draw:frame>
        <draw:frame draw:style-name="gr3" draw:text-style-name="P32" draw:layer="layout" svg:width="3.575cm" svg:height="1.445cm" svg:x="11.05cm" svg:y="13.501cm">
          <draw:text-box>
            <text:p><text:span text:style-name="T23">Mates 2 pos Molex PicoBlade housings</text:span></text:p>
            <text:p><text:span text:style-name="T23">Part # 51021-0200</text:span></text:p>
            <text:p><text:span text:style-name="T23">Crimp terminals</text:span></text:p>
            <text:p><text:span text:style-name="T23">Part # 50058-8000 (for AWG 28 wire)</text:span></text:p>
            <text:p><text:span text:style-name="T23">Crimp tool</text:span></text:p>
            <text:p><text:span text:style-name="T23">Part # 0638190400</text:span></text:p>
          </draw:text-box>
        </draw:frame>
        <draw:custom-shape draw:style-name="gr11" draw:text-style-name="P11" draw:layer="layout" svg:width="0.716cm" svg:height="0.869cm" draw:transform="rotate (-1.57079632679579) translate (12.169cm 10.185cm)">
          <text:p text:style-name="P2"><text:span text:style-name="T9">R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2.032cm" svg:height="0.869cm" svg:x="12.268cm" svg:y="10.101cm">
          <draw:text-box>
            <text:p><text:span text:style-name="T21">2 - OUT</text:span></text:p>
            <text:p text:style-name="P30"><text:span text:style-name="T21">1 - IN</text:span></text:p>
          </draw:text-box>
        </draw:frame>
        <draw:custom-shape draw:style-name="gr11" draw:text-style-name="P11" draw:layer="layout" svg:width="0.716cm" svg:height="0.869cm" draw:transform="rotate (-1.57079632679579) translate (12.169cm 11.385cm)">
          <text:p text:style-name="P2"><text:span text:style-name="T9">A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2.532cm" svg:height="0.869cm" svg:x="12.268cm" svg:y="11.301cm">
          <draw:text-box>
            <text:p><text:span text:style-name="T21">2 - GND</text:span></text:p>
            <text:p text:style-name="P30"><text:span text:style-name="T21">1 - VCC_5V</text:span></text:p>
          </draw:text-box>
        </draw:frame>
        <draw:custom-shape draw:style-name="gr11" draw:text-style-name="P11" draw:layer="layout" svg:width="0.716cm" svg:height="0.869cm" draw:transform="rotate (-1.57079632679579) translate (12.169cm 12.585cm)">
          <text:p text:style-name="P2"><text:span text:style-name="T9">A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3.032cm" svg:height="0.869cm" svg:x="12.268cm" svg:y="12.501cm">
          <draw:text-box>
            <text:p><text:span text:style-name="T21">2 - GND</text:span></text:p>
            <text:p text:style-name="P30"><text:span text:style-name="T21">1 - VCC_5V</text:span></text:p>
          </draw:text-box>
        </draw:frame>
        <draw:frame draw:style-name="gr3" draw:text-style-name="P32" draw:layer="layout" svg:width="4.092cm" svg:height="0.848cm" svg:x="5.881cm" svg:y="17.455cm">
          <draw:text-box>
            <text:p><text:span text:style-name="T23">Mates 3-pos servo cable. Solder cables into</text:span></text:p>
            <text:p><text:span text:style-name="T23">the holes and connect RC receiver with it.</text:span></text:p>
            <text:p><text:span text:style-name="T23">Fits 0.1“ header (both straight and right-angle)</text:span></text:p>
          </draw:text-box>
        </draw:frame>
        <draw:custom-shape draw:style-name="gr11" draw:text-style-name="P11" draw:layer="layout" svg:width="1cm" svg:height="0.869cm" draw:transform="rotate (-1.57079632679579) translate (7.001cm 16.255cm)">
          <text:p text:style-name="P2"><text:span text:style-name="T9">P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7.1cm" svg:y="16.155cm">
          <draw:text-box>
            <text:p><text:span text:style-name="T21">3 - GND</text:span></text:p>
            <text:p><text:span text:style-name="T21">2 - VCC 5 V</text:span></text:p>
            <text:p text:style-name="P30"><text:span text:style-name="T21">1 - PPM SUM</text:span></text:p>
          </draw:text-box>
        </draw:frame>
        <draw:frame draw:style-name="gr3" draw:text-style-name="P32" draw:layer="layout" svg:width="3.368cm" svg:height="1.246cm" svg:x="0.982cm" svg:y="17.456cm">
          <draw:text-box>
            <text:p><text:span text:style-name="T23">Mates Spektrum RC receiver cables:</text:span></text:p>
            <text:p><text:span text:style-name="T23">JST </text:span></text:p>
            <text:p><text:span text:style-name="T23">Part # </text:span></text:p>
            <text:p><text:span text:style-name="T23">Crimp terminals</text:span></text:p>
            <text:p><text:span text:style-name="T23">Part # <text:s/>(for AWG xx wire)</text:span></text:p>
          </draw:text-box>
        </draw:frame>
        <draw:custom-shape draw:style-name="gr11" draw:text-style-name="P11" draw:layer="layout" svg:width="1cm" svg:height="0.869cm" draw:transform="rotate (-1.57079632679579) translate (2.102cm 16.256cm)">
          <text:p text:style-name="P2"><text:span text:style-name="T9">S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2.201cm" svg:y="16.156cm">
          <draw:text-box>
            <text:p><text:span text:style-name="T21">3 - GND</text:span></text:p>
            <text:p><text:span text:style-name="T21">2 - SPEKTRUM</text:span></text:p>
            <text:p text:style-name="P30"><text:span text:style-name="T21">1 - VCC_3V3</text:span></text:p>
          </draw:text-box>
        </draw:frame>
        <draw:custom-shape draw:style-name="gr11" draw:text-style-name="P11" draw:layer="layout" svg:width="2.4cm" svg:height="3cm" svg:x="11.3cm" svg:y="15.5cm">
          <text:p text:style-name="P2"><text:span text:style-name="T9">microSD</text:span><text:span text:style-name="T9"><text:line-break/></text:span><text:span text:style-name="T9">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4.2cm" svg:height="1.5cm" svg:x="13.8cm" svg:y="15.5cm">
          <draw:text-box>
            <text:p><text:span text:style-name="T21">- micro SD cards</text:span></text:p>
            <text:p><text:span text:style-name="T21">- microSDHC cards</text:span></text:p>
            <text:p><text:span text:style-name="T21">- up to 16 GB suppor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5-17T17:15:50</dc:date>
    <meta:editing-duration>PT22H57M39S</meta:editing-duration>
    <meta:editing-cycles>98</meta:editing-cycles>
    <meta:generator>OpenOffice.org/3.3$Unix OpenOffice.org_project/330m20$Build-9567</meta:generator>
    <meta:print-date>2011-04-17T11:07:17</meta:print-date>
    <dc:creator>Lorenz Meier</dc:creator>
    <meta:document-statistic meta:object-count="271"/>
  </office:meta>
</office:document-meta>
</file>